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2951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del.Model( int field1 , float field2 , String field3 , List &lt; String &gt; field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